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6.1161in"/>
    </style:style>
    <style:style style:name="co5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2.7071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Lecture</text:p>
          </table:table-cell>
          <table:table-cell office:value-type="string">
            <text:p>Date</text:p>
          </table:table-cell>
          <table:table-cell office:value-type="string">
            <text:p>Topic</text:p>
          </table:table-cell>
          <table:table-cell office:value-type="string">
            <text:p>Reading Ref</text:p>
          </table:table-cell>
          <table:table-cell office:value-type="string">
            <text:p>Comme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1</text:p>
          </table:table-cell>
          <table:table-cell table:style-name="ce1" office:value-type="date" office:date-value="2020-08-17">
            <text:p>08/17/20</text:p>
          </table:table-cell>
          <table:table-cell office:value-type="string">
            <text:p>Introduction, motivation; course outline and grading; Modeling1: Start with Why T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2</text:p>
          </table:table-cell>
          <table:table-cell table:style-name="ce1" office:value-type="date" office:date-value="2020-08-19">
            <text:p>08/19/20</text:p>
          </table:table-cell>
          <table:table-cell office:value-type="string">
            <text:p>Modeling1: Req Engineering, TS; Symbolic representation, SW HW examples, nondet, inputs</text:p>
          </table:table-cell>
          <table:table-cell office:value-type="string">
            <text:p>Ch3.1 thru 3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3</text:p>
          </table:table-cell>
          <table:table-cell table:style-name="ce1" office:value-type="date" office:date-value="2020-08-25">
            <text:p>08/25/20</text:p>
          </table:table-cell>
          <table:table-cell office:value-type="string">
            <text:p>First-order Logic: A quick Recap</text:p>
          </table:table-cell>
          <table:table-cell office:value-type="string">
            <text:p>Lec Slid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4</text:p>
          </table:table-cell>
          <table:table-cell table:style-name="ce1" office:value-type="date" office:date-value="2020-08-27">
            <text:p>08/27/20</text:p>
          </table:table-cell>
          <table:table-cell office:value-type="string">
            <text:p>Modeling2: TS Behaviors, Kripke <text:s/>structures, informal Spec, Bool encoding; Concurrency, Fairness</text:p>
          </table:table-cell>
          <table:table-cell office:value-type="string">
            <text:p>Ch3.3 thru 3.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5</text:p>
          </table:table-cell>
          <table:table-cell table:style-name="ce1" office:value-type="date" office:date-value="2020-09-01">
            <text:p>09/01/20</text:p>
          </table:table-cell>
          <table:table-cell office:value-type="string">
            <text:p>Z3 (SAT Solver) Demo: Boolean encoding of TS, fun with Porp Logic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6</text:p>
          </table:table-cell>
          <table:table-cell table:style-name="ce1" office:value-type="date" office:date-value="2020-09-03">
            <text:p>09/03/20</text:p>
          </table:table-cell>
          <table:table-cell office:value-type="string">
            <text:p>NuSMV Demo: Model Checking in Actio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7</text:p>
          </table:table-cell>
          <table:table-cell table:style-name="ce1" office:value-type="date" office:date-value="2020-09-08">
            <text:p>09/08/20</text:p>
          </table:table-cell>
          <table:table-cell office:value-type="string">
            <text:p>Property Specification: Temporal Logic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08/14/2020</text:date>, <text:time>10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ayam Srivas</meta:initial-creator>
    <meta:creation-date>2020-08-10T11:12:26</meta:creation-date>
    <meta:generator>OpenOffice/4.0.1$Unix OpenOffice.org_project/401m5$Build-9714</meta:generator>
    <dc:date>2020-08-14T10:29:45</dc:date>
    <dc:creator>Mandayam Srivas</dc:creator>
    <meta:editing-duration>PT1H2M47S</meta:editing-duration>
    <meta:editing-cycles>6</meta:editing-cycles>
    <meta:document-statistic meta:table-count="3" meta:cell-count="29" meta:object-count="0"/>
  </office:meta>
</office:document-meta>
</file>